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5f05" officeooo:paragraph-rsid="00105f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NDLER- helps manage diff dependancies for ruby projects. The ruby gems and <text:s/>gem versions in the Gemfile.</text:p>
      <text:p text:style-name="P1"/>
      <text:p text:style-name="P1">$gem list // shows gems available locally.</text:p>
      <text:p text:style-name="P1"/>
      <text:p text:style-name="P1">Bundler declares your gem environment to be separate in the gemfile.</text:p>
      <text:p text:style-name="P1">They are specified using semantic versio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22:37:01.198629059</meta:creation-date>
    <dc:date>2016-01-01T23:18:26.045343896</dc:date>
    <meta:editing-duration>PT26M15S</meta:editing-duration>
    <meta:editing-cycles>1</meta:editing-cycles>
    <meta:document-statistic meta:table-count="0" meta:image-count="0" meta:object-count="0" meta:page-count="1" meta:paragraph-count="4" meta:word-count="41" meta:character-count="258" meta:non-whitespace-character-count="220"/>
    <meta:generator>LibreOffice/4.2.7.2$Linux_X86_64 LibreOffice_project/420m0$Build-2</meta:generator>
  </office:meta>
</office:document-meta>
</file>